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922C6000CF713FFEA042C.svm" manifest:media-type=""/>
  <manifest:file-entry manifest:full-path="Pictures/200000090008C7B800067FACDB3A20DE.svm" manifest:media-type=""/>
  <manifest:file-entry manifest:full-path="Pictures/200000090008DCB3000727B9D7518CBC.svm" manifest:media-type=""/>
  <manifest:file-entry manifest:full-path="Pictures/20000009000380610002A04F885F4083.svm" manifest:media-type=""/>
  <manifest:file-entry manifest:full-path="Pictures/200000090009CD33000AAF07C5409C2E.svm" manifest:media-type=""/>
  <manifest:file-entry manifest:full-path="Pictures/20000009000B5F240008FFBC1558DF49.svm" manifest:media-type=""/>
  <manifest:file-entry manifest:full-path="Pictures/2000000900053EF80007816F2E8E7E02.svm" manifest:media-type=""/>
  <manifest:file-entry manifest:full-path="Pictures/20000009000380610002A04F76057C6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text-properties fo:font-weight="normal" style:font-weight-asian="normal" style:font-weight-complex="normal"/>
    </style:style>
    <style:style style:name="P3" style:family="paragraph" style:parent-style-name="Contents_20_1">
      <style:paragraph-properties>
        <style:tab-stops>
          <style:tab-stop style:position="16.002cm" style:type="right"/>
        </style:tab-stops>
      </style:paragraph-properties>
    </style:style>
    <style:style style:name="P4" style:family="paragraph" style:parent-style-name="Standard" style:master-page-name="Standard">
      <style:paragraph-properties style:page-number="auto"/>
    </style:style>
    <style:style style:name="P5" style:family="paragraph" style:parent-style-name="Standard">
      <style:text-properties officeooo:paragraph-rsid="001b02c9"/>
    </style:style>
    <style:style style:name="P6" style:family="paragraph" style:parent-style-name="Standard">
      <style:text-properties fo:font-style="italic" fo:font-weight="normal" officeooo:paragraph-rsid="001b02c9"/>
    </style:style>
    <style:style style:name="P7" style:family="paragraph" style:parent-style-name="Heading_20_2">
      <style:text-properties style:font-name="Times New Roman" fo:font-size="14pt"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8" style:family="paragraph" style:parent-style-name="Heading_20_2">
      <style:paragraph-properties fo:text-align="justify" style:justify-single-word="false"/>
      <style:text-properties style:font-name="Times New Roman" fo:font-size="14pt"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9" style:family="paragraph" style:parent-style-name="Heading_20_2">
      <style:paragraph-properties fo:text-align="center" style:justify-single-word="false"/>
      <style:text-properties style:font-name="Times New Roman" fo:font-size="14pt"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10" style:family="paragraph" style:parent-style-name="Heading_20_2">
      <style:text-properties fo:font-weight="normal" style:font-weight-asian="normal" style:font-weight-complex="normal"/>
    </style:style>
    <style:style style:name="P11" style:family="paragraph" style:parent-style-name="Heading_20_2">
      <style:paragraph-properties fo:text-align="center" style:justify-single-word="false"/>
      <style:text-properties fo:font-weight="normal" style:font-weight-asian="normal" style:font-weight-complex="normal"/>
    </style:style>
    <style:style style:name="P12" style:family="paragraph" style:parent-style-name="Heading_20_1" style:list-style-name="">
      <style:text-properties fo:text-transform="uppercase" style:font-name="Times New Roman" fo:font-size="14pt" fo:font-weight="normal" style:letter-kerning="true" style:font-name-asian="Times New Roman" style:font-size-asian="14pt" style:font-weight-asian="normal" style:font-name-complex="Times New Roman" style:font-size-complex="14pt" style:font-weight-complex="normal"/>
    </style:style>
    <style:style style:name="P13" style:family="paragraph" style:parent-style-name="Heading_20_1">
      <style:paragraph-properties fo:text-align="center" style:justify-single-word="false"/>
      <style:text-properties style:font-name="Times New Roman" fo:font-weight="normal" style:font-name-asian="Times New Roman" style:font-weight-asian="normal" style:font-name-complex="Times New Roman" style:font-weight-complex="normal"/>
    </style:style>
    <style:style style:name="P14" style:family="paragraph" style:parent-style-name="Heading_20_1">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P17" style:family="paragraph" style:parent-style-name="Heading_20_1">
      <style:paragraph-properties fo:text-align="center" style:justify-single-word="false" fo:break-before="page"/>
      <style:text-properties style:font-name="Times New Roman" fo:font-weight="normal" style:font-name-asian="Times New Roman" style:font-weight-asian="normal" style:font-name-complex="Times New Roman" style:font-weight-complex="normal"/>
    </style:style>
    <style:style style:name="P18" style:family="paragraph" style:parent-style-name="Heading_20_1">
      <style:paragraph-properties fo:break-before="page"/>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9" style:family="paragraph" style:parent-style-name="Heading_20_3">
      <style:paragraph-properties fo:text-align="justify" style:justify-single-word="false"/>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P20" style:family="paragraph" style:parent-style-name="Heading_20_3">
      <style:paragraph-properties fo:text-align="justify" style:justify-single-word="false"/>
    </style:style>
    <style:style style:name="P21" style:family="paragraph" style:parent-style-name="Heading_20_3">
      <style:text-properties fo:font-size="14pt" fo:font-weight="normal" style:font-size-asian="14pt" style:font-weight-asian="normal" style:font-size-complex="14pt" style:font-weight-complex="normal"/>
    </style:style>
    <style:style style:name="P22" style:family="paragraph" style:parent-style-name="Heading_20_3">
      <style:paragraph-properties fo:text-align="justify" style:justify-single-word="false"/>
      <style:text-properties fo:font-size="14pt" fo:font-weight="normal" style:font-size-asian="14pt" style:font-weight-asian="normal" style:font-size-complex="14pt" style:font-weight-complex="normal"/>
    </style:style>
    <style:style style:name="P23" style:family="paragraph" style:parent-style-name="Heading_20_3">
      <style:paragraph-properties fo:keep-with-next="auto"/>
      <style:text-properties fo:font-size="14pt" fo:font-weight="normal" style:font-size-asian="14pt" style:font-weight-asian="normal" style:font-size-complex="14pt" style:font-weight-complex="normal"/>
    </style:style>
    <style:style style:name="T1"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2"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officeooo:rsid="0019dd71"/>
    </style:style>
    <style:style style:name="T5" style:family="text">
      <style:text-properties officeooo:rsid="001b02c9"/>
    </style:style>
    <style:style style:name="fr1" style:family="graphic" style:parent-style-name="Frame">
      <style:graphic-properties fo:margin-left="0cm" fo:margin-right="0.249cm" style:wrap="dynamic" style:number-wrapped-paragraphs="1"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achhochschule Hannover</text:p>
      <text:p text:style-name="Standard">Fachbereich Elektrotechnik<text:tab/></text:p>
      <text:p text:style-name="Standard">Labor für Mikroprozessortechnik</text:p>
      <text:p text:style-name="Standard">Leitung: Prof. <text:s/>Brümmer</text:p>
      <text:p text:style-name="Standard"/>
      <text:p text:style-name="Standard"/>
      <text:p text:style-name="Standard"/>
      <text:p text:style-name="P1">Bericht zum Labor</text:p>
      <text:p text:style-name="P1">für Mikroprozessortechnik</text:p>
      <text:p text:style-name="P1"/>
      <text:p text:style-name="P1">Projekt:</text:p>
      <text:p text:style-name="P1">Steuerung des Modells einer Paketwendeanl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5"/></text:p>
      <text:p text:style-name="P5"><text:span text:style-name="T5"/></text:p>
      <text:p text:style-name="P5"><text:span text:style-name="T5"/></text:p>
      <text:p text:style-name="P5"><text:span text:style-name="T5"/></text:p>
      <text:p text:style-name="P6"><text:span text:style-name="T5">Copyright 1999-2015 Rolf Hemmerling</text:span></text:p>
      <text:p text:style-name="P6"><text:span text:style-name="T5">Licensed under the Apache License, Version 2.0</text:span></text:p>
      <text:p text:style-name="Standard"/>
      <text:p text:style-name="Standard">Name: Rolf Hemmerling</text:p>
      <text:p text:style-name="Standard">Semester: I7</text:p>
      <text:p text:style-name="Standard"/>
      <text:p text:style-name="Standard">Hannover, den 1999<text:span text:style-name="T4">-11-22</text:span></text:p>
      <text:h text:style-name="P16" text:outline-level="1"><text:bookmark-start text:name="__RefHeading__1_894459753"/>Inhaltsverzeichnis:<text:bookmark-end text:name="__RefHeading__1_894459753"/></text:h>
      <text:table-of-content text:style-name="Sect1" text:name="Inhaltsverzeichni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text:a xlink:type="simple" xlink:href="#__RefHeading__1_894459753" text:style-name="Index_20_Link" text:visited-style-name="Index_20_Link">Inhaltsverzeichnis:<text:tab/>2</text:a></text:p>
          <text:p text:style-name="P3"><text:a xlink:type="simple" xlink:href="#__RefHeading__3_894459753" text:style-name="Index_20_Link" text:visited-style-name="Index_20_Link">Aufgabenstellung <text:tab/>3</text:a></text:p>
          <text:p text:style-name="P3"><text:a xlink:type="simple" xlink:href="#__RefHeading__5_894459753" text:style-name="Index_20_Link" text:visited-style-name="Index_20_Link"><text:tab/>7</text:a></text:p>
          <text:p text:style-name="P3"><text:a xlink:type="simple" xlink:href="#__RefHeading__7_894459753" text:style-name="Index_20_Link" text:visited-style-name="Index_20_Link">Einleitung<text:tab/>8</text:a></text:p>
          <text:p text:style-name="P3"><text:a xlink:type="simple" xlink:href="#__RefHeading__9_894459753" text:style-name="Index_20_Link" text:visited-style-name="Index_20_Link">Auswahl von Hardware, Software und des Prozeßmodells<text:tab/>9</text:a></text:p>
          <text:p text:style-name="P3"><text:a xlink:type="simple" xlink:href="#__RefHeading__11_894459753" text:style-name="Index_20_Link" text:visited-style-name="Index_20_Link">Realisierung des Prozeßmodells<text:tab/>11</text:a></text:p>
          <text:p text:style-name="P3"><text:a xlink:type="simple" xlink:href="#__RefHeading__13_894459753" text:style-name="Index_20_Link" text:visited-style-name="Index_20_Link">Handhabungstechnik<text:tab/>14</text:a></text:p>
          <text:p text:style-name="P3"><text:a xlink:type="simple" xlink:href="#__RefHeading__15_894459753" text:style-name="Index_20_Link" text:visited-style-name="Index_20_Link">Realisierung der Ein/Ausgabe<text:tab/>17</text:a></text:p>
          <text:p text:style-name="P3"><text:a xlink:type="simple" xlink:href="#__RefHeading__17_894459753" text:style-name="Index_20_Link" text:visited-style-name="Index_20_Link">Prozeß-Simulation mit DSCOPE<text:tab/>19</text:a></text:p>
          <text:p text:style-name="P3"><text:a xlink:type="simple" xlink:href="#__RefHeading__19_894459753" text:style-name="Index_20_Link" text:visited-style-name="Index_20_Link">Erweiterungsmöglichkeiten<text:tab/>20</text:a></text:p>
          <text:p text:style-name="P3"><text:a xlink:type="simple" xlink:href="#__RefHeading__21_894459753" text:style-name="Index_20_Link" text:visited-style-name="Index_20_Link">Resümee<text:tab/>21</text:a></text:p>
          <text:p text:style-name="P3"><text:a xlink:type="simple" xlink:href="#__RefHeading__23_894459753" text:style-name="Index_20_Link" text:visited-style-name="Index_20_Link">Literaturhinweise<text:tab/>21</text:a></text:p>
          <text:p text:style-name="P3"><text:a xlink:type="simple" xlink:href="#__RefHeading__25_894459753" text:style-name="Index_20_Link" text:visited-style-name="Index_20_Link">Die fehlerkorregierten original „Lucky Logic“ <text:s/>Flußdiagramme<text:tab/>22</text:a></text:p>
          <text:p text:style-name="P3"><text:a xlink:type="simple" xlink:href="#__RefHeading__27_894459753" text:style-name="Index_20_Link" text:visited-style-name="Index_20_Link">Anlage<text:tab/>25</text:a></text:p>
        </text:index-body>
      </text:table-of-content>
      <text:h text:style-name="P12" text:outline-level="1"/>
      <text:h text:style-name="P15" text:outline-level="1"><text:bookmark-start text:name="__RefHeading__3_894459753"/><text:span text:style-name="T2">Aufgabenstellung</text:span><text:span text:style-name="T1"> </text:span><text:bookmark-end text:name="__RefHeading__3_894459753"/></text:h>
      <text:h text:style-name="P8" text:outline-level="2"><text:soft-page-break/>Paketwendeanlage</text:h>
      <text:h text:style-name="P19" text:outline-level="3">Die Paketwendeanlage ist ein Modell der Firma fischertechik. Sie simuliert eine Anlage der Post, bei der die Päckchen so lange gedreht werden, bis die Seite mit der Briefmarke oben liegt und abgestempelt werden kann.</text:h>
      <text:h text:style-name="P20" text:outline-level="3"><text:span text:style-name="T1">Im vorliegenden Modell ist das Päckchen ein Baus</text:span><text:span text:style-name="T3">t</text:span><text:span text:style-name="T1">ein mit drei weißen und einer schwarzen Seite. Es soll solange gedreht werden, bis die schwarze Seite oben liegt.</text:span></text:h>
      <text:h text:style-name="P19" text:outline-level="3">Da das Paket im Modell nur um eine Achse gewendet werden kann, können zwei der sechs Seiten nie nach oben gedreht werden und bleiben unberücksichtigt.</text:h>
      <text:h text:style-name="P8" text:outline-level="2">Prinzip</text:h>
      <text:h text:style-name="P20" text:outline-level="3"><text:span text:style-name="T1">Ein auf die Eingangsrutsche gelegtes Paket betätigt den ersten Taster und rutscht auf das Förderband. Das Förderband schaltet sich ein, transportiert das Paket unter den Lichtsensor und bleibt dann stehen</text:span><text:span text:style-name="T3">.</text:span></text:h>
      <text:h text:style-name="P19" text:outline-level="3">Die Anlage wird in eine definierte Ausgangssituation gebracht. Dazu wird der Paketschieber ganz in die Endstellung gefahren, um das Förderband nicht zu blockieren. Danach sind alle Motoren ausgeschaltet und die Lampe eingeschaltet.</text:h>
      <text:h text:style-name="P19" text:outline-level="3">Ein auf die Eingangsrutsche gelegtes Paket betätigt den ersten Taster und rutscht auf das Förderband. Das Förderband schaltet sich ein, transportiert das Paket unter den Lichtsensor und bleibt dann stehen.</text:h>
      <text:h text:style-name="P20" text:outline-level="3"><text:span text:style-name="T1">Der Lichtsensor prüft die Intensität des von der Paketoberfläche reflektierten Lichts. Liegt eine falsche Seite oben, so fährt das Förderband wieder an und transportiert das Paket weiter zum vertikalen Wendeband. Das Wendeband schaltet sich ein und</text:span><text:span text:style-name="T3"> greift mit seinen auf</text:span><text:span text:style-name="T1">wärtslaufenden Hebeln unter eine Paketkante und hebt sie an. Das das Förderband das Paket weiterhin gegen das Wendeband drückt, dreht sich das Paket links herum. Danach schaltet sich das Wendeband wieder aus und das Förderband transportiert das gedrehte Paket zurück zum Lichtsensor. Dort stoppt es wieder und der Sensor prüft erneut die Intensität des reflektierten Lichts.</text:span></text:h>
      <text:h text:style-name="P19" text:outline-level="3">Das Paket wird dann durch den obrigen Vorgang so oft gewendet, bis die schwarze Seite oben liegt. Dann wird das Paket zum Schieber zurücktransportiert und vom Förderband heruntergeschoben. Danach fährt der Schieber wieder in seine Endstellung zurück.</text:h>
      <text:h text:style-name="P8" text:outline-level="2"><text:soft-page-break/>Elektrik</text:h>
      <text:h text:style-name="P19" text:outline-level="3">Das Modell wird über drei Motoren angetrieben: Förderband, Wendeband und Schieber. </text:h>
      <text:h text:style-name="P19" text:outline-level="3">Eine Glühlampe bildet zusammen mit einem Fototransistor die Lichtschranke. Ein zweites Paar Lampe / Fototransistor wird als Lichtsensor eingesetzt. Die beiden Lampen werden in Reihe geschaltet und wie ein Motor an das Steckfeld angeschlossen.</text:h>
      <text:h text:style-name="P19" text:outline-level="3">Am Getriebe des Förderbandes ist ein Impulsgeber angebracht, der zur Auswertung des Transportweges dient. Die Greifer des Wendebandes betätigen ebenfalls einen Impulsgeber.</text:h>
      <text:h text:style-name="P20" text:outline-level="3"><text:span text:style-name="T1">Der Schieber besitzt zwei Endschalter, die das Erreichen der Endposititon melden</text:span><text:span text:style-name="T3">.</text:span></text:h>
      <text:h text:style-name="P19" text:outline-level="3">Ein weiterer Schalter wird betätigt, wenn das Paket über die Eingangsrutsche auf das Förderband fällt, und dient damit als Zeichen zum Start der ganzen Steuerung.</text:h>
      <text:h text:style-name="P8" text:outline-level="2">Möglichkeiten</text:h>
      <text:h text:style-name="P22" text:outline-level="3">Da die Taster sowohl als Schließer als auch als Öffner angeschlossen werden können, soll das Programm um eine automatische Erkennung der Tastenfunktion erweitert werden.</text:h>
      <text:h text:style-name="P8" text:outline-level="2">Probleme</text:h>
      <text:h text:style-name="P22" text:outline-level="3">Der Lichtsensor ist ein Fototransistor, dessen Arbeitspunkt vom Umgebungslicht abhängt. Für die Lichtschranke muß daher am Programmanfang zunächst ein Grenzwert ermittelt werden, der später entscheidet, ob sie offen oder geschlossen ist.</text:h>
      <text:h text:style-name="P22" text:outline-level="3">Um das Paket bis unter den Lichtsensor transportieren zu können, befindet sich dort eine Lichtschranke. Weil die Lichtschranke nicht genau in der Mitte unter dem Sensor angebracht ist, muß sie je nach Transportrichtung des Bandes anders abgefragt werden: Von links ist die richtige Position erreicht, wenn das Paket ganz durch die Lichtschranke hindurchgefahren ist und den Lichtstrahl nicht mehr unterbricht. Bei <text:s/>einem Transport von rechts ist die richtige Position beim ersten Unterbrechen des Lichtstrahls erreicht.</text:h>
      <text:h text:style-name="P22" text:outline-level="3"><text:soft-page-break/>Beim Wenden des Pakets soll es von der einen Seite auf eine benachbarte Seite fallen - es soll sich also nicht ganz herumdrehen, sondern nur um 90 Grad.</text:h>
      <text:h text:style-name="P8" text:outline-level="2">Versuchsanleitung</text:h>
      <text:h text:style-name="P22" text:outline-level="3">Die Ansteuerung der Paketwendeanlage geschieht über drei Motoren, zwei Glühlampen, zwei Fototransistoren und fünf Taster. Verdrahten Sie zunächst das Modell und kontrollieren Sie den Anschluß und die Funktionstüchtigkeit durch Abfrage und Setzen der verwendeten Portanschlüsse.</text:h>
      <text:h text:style-name="P22" text:outline-level="3">Entwickeln Sie zunächst einige Unterprogramme zur Abfrage der Endschalter, zur Steuerung der Motoren für Rechts- und Linkslauf und zur Zählung der Impulse der Impulsgeber.</text:h>
      <text:h text:style-name="P22" text:outline-level="3">Diese Unterprogrammes sollen sich später in einer eigenen Moduldatei befinden und von einem späteren Hauptprogramm genutzt werden können.</text:h>
      <text:h text:style-name="P8" text:outline-level="2">Steckbrett-Interface</text:h>
      <text:h text:style-name="P9" text:outline-level="2"><draw:frame draw:style-name="fr2" draw:name="Grafik1" text:anchor-type="as-char" svg:width="11.299cm" svg:height="6.031cm" draw:z-index="0"><draw:image xlink:href="Pictures/20000009000B5F240008FFBC1558DF49.svm" xlink:type="simple" xlink:show="embed" xlink:actuate="onLoad"/></draw:frame></text:h>
      <text:h text:style-name="P8" text:outline-level="2">Schaltplan</text:h>
      <text:h text:style-name="P13" text:outline-level="1"><text:bookmark-start text:name="__RefHeading__5_894459753"/><text:soft-page-break/><draw:frame draw:style-name="fr2" draw:name="Grafik2" text:anchor-type="as-char" svg:width="14.351cm" svg:height="7.62cm" draw:z-index="1"><draw:image xlink:href="Pictures/200000090009CD33000AAF07C5409C2E.svm" xlink:type="simple" xlink:show="embed" xlink:actuate="onLoad"/></draw:frame><text:bookmark-end text:name="__RefHeading__5_894459753"/></text:h>
      <text:h text:style-name="P17" text:outline-level="1"/>
      <text:h text:style-name="P14" text:outline-level="1"><text:bookmark-start text:name="__RefHeading__7_894459753"/>Einleitung<text:bookmark-end text:name="__RefHeading__7_894459753"/></text:h>
      <text:h text:style-name="P21" text:outline-level="3">Mikroprozessortechnik und Speicherprogrammierbare Steuerungen (SPS) erlauben schon seit den 80er Jahren die Steuerung ganzer Industrieanlagen. In Projektierungsphasen solcher Anlagen werden gerne Simulationen benutzt, um Verfahrensabläufe und die dazu benötigte Steuerungsssoftware zu entwickeln und zu testen. Industrieanlagen oder auch nur Teile davon werden dazu mit dem fischertechnik Konstruktionssystem in verkleinertem Maßstab nachgebaut. </text:h>
      <text:h text:style-name="P21" text:outline-level="3">Vielfach sollen auch die in der Anlage befindlichen elektrischen und elektronischen Baugruppen mit simuliert werden, was durch Einbau geeigneter Bauteile aus dem fischertechnik-Fundus realisiert wird. Im Idealfall besteht aus Sicht der Steuerungssoftware kein Unterschied zwischen der Anlagen-Simulation und der späteren Anlage bezüglich des zeitlichen Verhaltens der elektrischen Signale.</text:h>
      <text:h text:style-name="P21" text:outline-level="3"><draw:frame draw:style-name="fr1" draw:name="Rahmen1" text:anchor-type="paragraph" svg:y="0.002cm" svg:width="8.673cm" draw:z-index="2"><draw:text-box fo:min-height="0.058cm"><text:h text:style-name="P23" text:outline-level="3"><draw:frame draw:style-name="fr2" draw:name="Grafik3" text:anchor-type="as-char" svg:width="8.673cm" svg:height="6.505cm" draw:z-index="3"><draw:image xlink:href="Pictures/20000009000380610002A04F76057C67.svm" xlink:type="simple" xlink:show="embed" xlink:actuate="onLoad"/></draw:frame></text:h></draw:text-box></draw:frame>Im folgenden wird die Steuerung einer von fischertechnik in dem 1991er „Profi Computing“ Kasten 30330 vorstellten und hier leicht modifizierten Modells einer Paketwendeanlage mittels eines 80537 Mikrocontrollers beschrieben. Paketwendeanlagen werden von Postzustellungs-unternehmen wie der Deutschen Bundespost in ihren Verteilungs-centern eingesetzt: Zur automatischen Weiterverteilung eingelieferter Pakete müssen diese so gedreht werden, daß die Anschrift oben liegt, damit beim Verteilen der Pakete auf die Zielpostämter alles „ruck-zuck“ gehen kann. Mit der Paketwendeanlage wird ein, über eine Rutsche <text:s/>zugeführtes, Paket so oft gedreht, bis die Seite mit dem Adreßaufkleber oben befindet. In der Simulation ist dies eine Seite eines fischertechnik - Quaders, die sich durch ihre schwarze Farbe von den drei anderen weißen Seiten unterscheidet. Übrigens - fischertechnik schreibt man immer in Kleinschrift !</text:h>
      <text:h text:style-name="P18" text:outline-level="1"><text:bookmark-start text:name="__RefHeading__9_894459753"/>Auswahl von Hardware, Software und des Prozeßmodells<text:bookmark-end text:name="__RefHeading__9_894459753"/></text:h>
      <text:h text:style-name="P21" text:outline-level="3">fischertechnik bietet eine Modellsteuerung mittels eines MSDOS- oder WINDOWS-PCs mit fischertechnik-Interface durch einem Satz Prozessdateien für die fischertechnik-Software „Lucky Logic“ an. Die Aufteilung der Steuerung in 4 getrennt voneinander ablaufende, aber miteinander über Semaphoren kommunizierende Prozesse resultiert aus einer exzellenten Analyse der Verfahrensabläufe der Paketwendeanlage durch das fischertechnik-Entwicklerteam. Die Prozesse tragen die Namen der Baugruppen, die sie ansteuern:</text:h>
      <text:h text:style-name="P21" text:outline-level="3">„Schieber“, „Wendeband“, „Förderband“, „Licht“</text:h>
      <text:h text:style-name="P21" text:outline-level="3">Die Funktion und Ansteuerung der Paketwendeanlage bei Verwendung dieses Prozeßmodells ist im fischertechnik Experimentierbuch dokumentiert. Eine eingehende sequentielle Beschreibung der Vorgänge beim Betrieb der Paketwendeanlage findet sich in der Aufgabenstellung zum im Laborversuch „Paketwendeanlage“ im Mikroprozessorlabor der FH Hannover. Die gegenüber dem Original fehlerkorregierten original „Lucky Logic“ Flußdiagramme befinden sich im Anhang dieser Ausarbeitung. Diese Dokumente werden im folgenden als bekannt vorausgesetzt.</text:h>
      <text:h text:style-name="P21" text:outline-level="3"><draw:frame draw:style-name="fr1" draw:name="Rahmen2" text:anchor-type="paragraph" svg:y="0.002cm" svg:width="8.673cm" draw:z-index="4"><draw:text-box fo:min-height="0.058cm"><text:p text:style-name="P2"><draw:frame draw:style-name="fr2" draw:name="Grafik4" text:anchor-type="as-char" svg:width="8.673cm" svg:height="6.505cm" draw:z-index="5"><draw:image xlink:href="Pictures/20000009000380610002A04F885F4083.svm" xlink:type="simple" xlink:show="embed" xlink:actuate="onLoad"/></draw:frame></text:p></draw:text-box></draw:frame>Anstelle eines MSDOS- oder WINDOWS-PCs mit fischertechnik-Interface kommt hier ein an der FH Hannover entwickeltes 80537 Mikrocontroller-Board mit an einem Schaltbrett herausgeführten Ports zum Einsatz. Ein WINDOWS-PC dient als Terminal für die seriellen Schnittstelles des 80537, zur Bedienung des E3200 Emulator für 80537 Mikrocontroller von Dr. Krohn und Stiller sowie als Host zur Programmentwicklung mittels eines C-Entwicklungssystem von Keil Elektronik GmbH mit DSCOPE Simulator. Außerdem stand das RTX-51 Tiny Echtzeitbetriebssystem zur Verfügung.</text:h>
      <text:h text:style-name="P21" text:outline-level="3"><text:soft-page-break/>Mein Lösungsansatz zur Steuerung der Anlage basiert auf dem original fischertechnik Prozeßmodell, was durch Verwendung des Echtzeitbetriebssystems RTX-51 Tiny ermöglicht wurde.</text:h>
      <text:h text:style-name="P18" text:outline-level="1"><text:bookmark-start text:name="__RefHeading__11_894459753"/>Realisierung des Prozeßmodells<text:bookmark-end text:name="__RefHeading__11_894459753"/></text:h>
      <text:h text:style-name="P21" text:outline-level="3">Das original fischertechnik-Prozeßmodell wurde unter Verwendung des Echtzeitbetriebssystems RTX-51 Tiny für das 80537 Mikrocontrollersystem in der Programmiersprache „C“ formuliert und kodiert.</text:h>
      <text:h text:style-name="P21" text:outline-level="3">Ein Echtzeitbetriebssystem wie RTX-51 Tiny erlaubt die quasi-gleichzeitige Ausführung von mehreren Aufgaben, sogenannten „Tasks“, „Prozessen“ oder „Threads“, so wie es für die Realisierung des original fischertechnik-Prozeßmodell notwendig sind. </text:h>
      <text:h text:style-name="P21" text:outline-level="3">RTX-51 Tiny unterstützt nur das Round-Robin Verfahren zur Prozeß-umschaltung. Dabei verwendet es einen Timer des Mikrocontrollers, um periodische Interrupts (Timer-Ticks) zu erzeugen. Jeder Prozeß wird für eine vorgegebene Timeout-Zeit ausgeführt. Bei einem Timout wird der Prozeß unterbrochen und ein anderer Prozeß gestartet. Ferner kann die Betriebssystemsfunktion os-wait für eine noch effektivere Aufteilung der Rechenzeit auf mehrere Prozesse sorgen: os-wait unterbricht die Ausführung des momentanen Prozesses und wartet auf ein angegebenes Ereignis (Timout, Signal, Intervall). Während ein Prozeß auf ein Ereignis wartet, können andere Prozesse ausgeführt werden.</text:h>
      <text:h text:style-name="P21" text:outline-level="3">Neben den vier von fischertechnik übernommenen Prozessen <text:s/>„Schieber“, „Wendeband“, „Förderband“, „Licht“ wurden zwei weitere Prozesse „Blinklicht“ und <text:s/>„Init“ realisiert. </text:h>
      <text:h text:style-name="P21" text:outline-level="3"/>
      <text:h text:style-name="P7" text:outline-level="2">Init</text:h>
      <text:h text:style-name="P21" text:outline-level="3">„Init“ ist der bei Reset des Mikrocontrollers anlaufender Prozeß, der die System-Initialisierung vornimmt und die Anlagensteuerung aktiviert und überwacht. </text:h>
      <text:h text:style-name="P21" text:outline-level="3"><text:soft-page-break/>Während beim original fischertechnik Modell eine Abfrage der Lichtschranke und des Lichtsensors nur nur über die Digitaleingänge E6 und E7 vorgesehen ist, wurde bei der hier vorgestellten Steuerung sowohl die Abfrage über Digitaleingänge als auch über zwei Analog/Digitalwandler vorgesehen. Der Lichtsensor ist ein Fototransistor, dessen Arbeitspunkt vom Umgebungslicht abhängt. Bei Abfrage der Lichtschranke und des Lichtsensors über einen Analog/Digitalwandler wird daher vom Prozeß „Init“ je ein Grenzwert für die Lichtschranke <text:s/>und für den Lichtsensor ermittelt, der später entscheidet, ob sich ein Paket in der Anlage befindet und welche Paketseite oben liegt.</text:h>
      <text:h text:style-name="P22" text:outline-level="3"/>
      <text:h text:style-name="P21" text:outline-level="3">Dazu wird ein Anlagenbediener <text:s/>über das angeschlossene Terminal aufgefordert, die Lichtschranke durch manuelles Einführen eines Pakets zu unterbrechen und dabei gleichzeitig den Lichtsensor bei obenliegender weißer Paketseite durch die Lichtreflexion zu aktivieren. Danach wird das Paket wieder entfernt. Beide Aktionen müssen vom Bediener am Terminal durch Tastendruck quittiert werden.</text:h>
      <text:h text:style-name="P21" text:outline-level="3">Danach werden die Prozesse des fischertechnik-Prozeßmodells startet: Die Paketwendeanlage ist <text:s/>bereit zur Verarbeitung ankommender Pakete. Im weiteren Verlauf des Anlagenbetriebs wird von „Init“ ständig geprüft, ob der Notaus-Schalter gedrückt wurde (Digitaleingang E8). Sofern das Drücken des Notaus-Schalter detektiert wird, terminiert der Prozeß „Init“ alle anderen Prozesse, schaltet alle Motoren ab und aktiviert zuletzt den Prozeß „Blinklicht“. Bei einem erneuten Programmstart wird die Anlage nur dann in Gang gesetzt, sofern der Notaus-Schalter nicht mehr gedrückt ist</text:h>
      <text:h text:style-name="P21" text:outline-level="3"/>
      <text:h text:style-name="P7" text:outline-level="2">Blinklicht</text:h>
      <text:h text:style-name="P21" text:outline-level="3">Der Prozeß Blinklicht wird bei einer Notabschaltung der Anlage nach Drücken des Notaus-Schalters aktiviert: Die am Ausgang M4 angeschlossenen Lampen blinken im Takt.</text:h>
      <text:h text:style-name="P21" text:outline-level="3"/>
      <text:h text:style-name="P21" text:outline-level="3"><text:soft-page-break/>Die beim original fischertechnik-Prozeßmodell vorgesehene Kommunikation der Prozesse durch die Semaphoren VAR 1 und VAR 2 wurde durch eine Kommunikation durch Signale ersetzt. Die Prozesse „Schieber“ und „Wendeband“ werden nach einer Initialisierungsphase jeweils bis zum Eintreffen eines ihren Prozeß betreffenden Signals suspendiert. Der Prozeß „Förderband“ sendet an entsprechender Stelle ein Signal zur Reaktivierung des jeweiligen Prozesses und wartet danach selber auf ein ihn betreffendes Signal. Nach getaner Arbeit senden die aktivierten Prozesse ihrerseits ein Signal an den Prozeß „Förderband“, bevor sie selber wieder auf ein neues Signal warten. Die globale Variable VAR 3 wurde jeweils als lokale Variable innerhalb der Funktionen realisiert, in der sie verwendet wird.</text:h>
      <text:h text:style-name="P18" text:outline-level="1"><text:bookmark-start text:name="__RefHeading__13_894459753"/>Handhabungstechnik<text:bookmark-end text:name="__RefHeading__13_894459753"/></text:h>
      <text:h text:style-name="P21" text:outline-level="3">Das Modell einer Paketwendeanlage bietet aus Sicht der Handhabungstechnik folgende Highlights:</text:h>
      <text:h text:style-name="P21" text:outline-level="3">Die fischertechnik-Taster können sowohl als Schalter als auch als Unterbrecher beschaltet werden. Die Steuerung der Paketwendeanlage wurde so ausgelegt, daß sie bei den meisten Schaltern beide Beschaltungsvarianten erlaubt, so daß Verdrahtungsfehler von vornherein ausgeschlossen sind: Bei Programmstart werden vom Prozeß „Init“ die aktuellen Werte der digitalen Eingabeports gelesen und gespeichert. Bei jeder Portabfrage wird im Makro LOG_DIGITAL_INPUT per Exclusive-Or der eingelesene Status mit dem abgespeicherten Status des Ports verknüpft, so daß immer auf Änderungen bezüglich des Ausgangszustandes getestet wird. Dieser Methode ist übrigens auch ganz hilfreich, die Zuordnung von Pegel zu digitalem Signalwert zu verdecken, die beim original fischertechnik-Interface genau entgegengesetzt zu der vom 80537 Mikrocontroller ist: Ein offener, unbeschalteter Port hat für den 80537 Mikrocontroller den Signalwert 1, für das original fischertechnik-Interface aber den Signalwert 0.</text:h>
      <text:h text:style-name="P21" text:outline-level="3">Beim Notaus-Schalter besteht die Wahlfreiheit der Beschaltung nicht: Es wird beim Start den Anlagensteuerung jedesmal geprüft, ob der Notaus-Schalter (noch) gedrückt ist.</text:h>
      <text:h text:style-name="P21" text:outline-level="3">Die fischertechnik-Motoren sind ganz einfache Gleichstrommotoren, bei denen der durchschrittene Winkel bzw. der zurückgelegte Weg proportional zur Zeit ist, in der die Maschinen in einer festgelegten Richtung (links, rechts) laufen. Die Geschwindigkeit wird über ein oder mehrere Getriebe festgelegt. Es besteht keine Wahlfreiheit bei der Beschaltung der beiden Anschlüsse eines Motors, da die Polarität des Motors von der Steuerung nicht abgefragt werden kann.</text:h>
      <text:h text:style-name="P21" text:outline-level="3"><text:soft-page-break/>Die Lichtschranke und der Lichtsensor bestehen aus jeweils aus einer Linsenlampe als Lichtgeber und einem Fototransistor als Lichtnehmer und Signalgeber. Die Linsenlampe bewirkt eine stärkere Richtungsorientierung des Lichtstrahls als eine normale Lampe, wodurch die Lichtausbeute des Fototransistors bei nicht unterbrochener Schranke bzw. bei Lichtreflektion vergrößert wird. Die waagerecht am Transportband angebrachte Lichtschranke 1 prüft auf Lichtunterbrechung, der über dem Transportband angebrachte Lichtsensor (im Programm als Lichtschranke 2 bezeichnet) prüft auf Lichtreflexion durch einen eingebrachten Gegenstand (Paket). Beim Lichtsensor wird der Umstand ausgenutzt, daß schwarze Flächen Licht absorbieren, während (glatte) weiße Flächen Licht reflektieren.Der Lichtsensor ist ein Fototransistor, dessen Arbeitspunkt vom Umgebungslicht abhängt. Bei Abfrage der Lichtschranke über einen Analog/Digitalwandler wird daher vom Prozeß „Init“ je ein Grenzwert für die Lichtschranke und den Lichtsensor ermittelt, der später entscheidet, ob sich ein Paket in der Anlage befindet, und welche Paketseite oben liegt.</text:h>
      <text:h text:style-name="P21" text:outline-level="3">Das Förderband wird während des Ablaufs einer Paketwendung mal in der einen, mal in der anderen Richtung bewegt. Beim Ablauf einer Paketwendung wird der zurückzulegende Weg durch die Anzahl der Impulse festgelegt, den die Impulsscheibe am Transportband-Antrieb aufnimmt. Während der Ausführung des Prozesses „Wendeband“ ist zwar der dem Förderband zugeordnete Prozess „Förderband“ suspendiert, der Motor des Förderbandes weiter, bis der Prozeß „Wendeband“ den Prozeß „Förderband“ ein Signal zur Reaktivierung schickt. Der in diesem Zeitraum zurückgelegte Weg wird nicht aufgenommen.</text:h>
      <text:h text:style-name="P21" text:outline-level="3">Der Schieber wird vom Prozeß „Schieber“ immer von einem zum anderen Anschlag (Endstellung, ausgefahrene Stellung) gefahren, d.h. er wird während des Ablaufs einer Paketsteuerung in der einen, mal in der anderen Richtung bewegt. Eine Positionsbestimmung ist nur über die Abfrage der Schalters E1,E2 <text:s/>und unter Zuhilfenahme des Wissen um seine vorherige Position möglich, der zurückgelegte Weg wird nicht bestimmt. Bei Start des Prozesses ist es deshalb notwendig, den Schieber in eine definierte Anfangsposition zu bringen.</text:h>
      <text:h text:style-name="P21" text:outline-level="3"><text:soft-page-break/>Beim Wendeband wird die lineare Bewegung des Kettenbandes benutzt, mit Hilfe von aufgebrachten Raupenbelägen ein anliegendes Paket eine Drehbewegung um 90° ausführen zu lassen. Der Motor des Wendebandes wird nur im Rechtslauf betrieben. Der zwischen zwei Raupenbelägen zurückgelegte Weg wird durch einen Taster E5 gemessen und ist gerade ausreichend, die Kippbewegung des Pakets auszuführen.</text:h>
      <text:h text:style-name="P21" text:outline-level="3">Der Not-Aus Knopf sollte eigentlich ein Schalter sein, der nach dem Drücken einrastet und erst durch einen Schlüssel wieder gelöst werden kann. In der Simulation stand leider nur ein standard fischertechnik-Taster zur Verfügung, der halt nicht einrastet :-( </text:h>
      <text:h text:style-name="P18" text:outline-level="1"><text:bookmark-start text:name="__RefHeading__15_894459753"/>Realisierung der Ein/Ausgabe<text:bookmark-end text:name="__RefHeading__15_894459753"/></text:h>
      <text:h text:style-name="P7" text:outline-level="2">Das Reentrance-Problem</text:h>
      <text:h text:style-name="P7" text:outline-level="2">Ein allgemein üblicher Ansatz der strukturierten Softwareerstellung ist das Schichtenmodell, bei dem der untersten Schicht hardwareabhängige Funktionen zugeordnet werden. Funktionen, die den darüber gelegenen Schichten zugeordnet werden, rufen ihrerseits nur Funktionen auf, die der gleichen oder einer tiefer gelegener Schicht zugeordnet sind. </text:h>
      <text:h text:style-name="P7" text:outline-level="2">Funktionen, die von mehreren Funktionen aufgerufen werden, die ihrerseits unterschiedlichen Prozessen zugeordnet sind, müssen reentrant sein, d.h. eine „gleichzeitige“ Ausführung durch mehrere Prozesse muß einwandfrei klappen. Gemäß dem Schichtenmodell betrifft dies vor allem die Funktionen der untersten Schicht. Das Echtzeitbetriebssystem RTX-51 Tiny unterstützt im Gegensatz zur Vollversion RTX-51 <text:s/>aber leider keine reentrant Funktionen.</text:h>
      <text:h text:style-name="P7" text:outline-level="2">Bei der hier vorgestellten Steuerung wurde diese Einschränkung durch die Verwendung von #define-Macros bei der Definition von Funktionen der untersten Schicht umgangen, sofern dadurch Reentrance erreicht wird. Konkret sind dies die Funktionen zur digitalen Ein/Ausgabe mit den Macros LOG_DIGITAL_INPUT, RAW_DIGITAL_INPUT, MOTOR_CONTROL und <text:s/>die Wartefunktion WAIT. Dies funktioniert bei den Funktionen zur digitalen Ein/Ausgabe insbesondere aufgrund der Qualität der Befehle des 80537 Mikrocontrollers sehr gut: Beim Zugriff auf digitale Ports werden entweder die jeweils für sich unteilbaren logischen Funktionen ANL und ORL verwendet oder aber die Portbits werden per SETB bzw. CLR einzeln manipuliert. Es gibt also keine Zwischenspeicherung von Werten im Akkumulator, d.h. es gibt keine „inneren Zustände“, also sind solche Assemblerbefehlsfolgen reentrant. Das bedeutet insbesondere, daß bei digitaler Ein/Ausgabe die Interrupts nicht temporär abgeschaltet werden müssen.</text:h>
      <text:h text:style-name="P7" text:outline-level="2">Hingegen steht beim 80537 bei Analog/Digital-Wandlungen nur ein Register ADDAT für die Ergebnisse zur Verfügung, mithin besteht schon von der Hardware aus keine Reentrance. Daher darf nur jeweils ein Prozeß zu einem Zeitpunkt den Analog/Digital-Wandler exklusiv nutzen, in der hier vorgestellten Steuerung ist das der Prozeß „Förderband“.</text:h>
      <text:h text:style-name="P7" text:outline-level="2"><text:soft-page-break/>Die Verwendung der Bibliotheksfunktion „printf“ durch mehrere Prozesse ist relativ unproblematisch, wenn darauf geachtet wird, daß dies zeitlich getrennt stattfindet.</text:h>
      <text:h text:style-name="P18" text:outline-level="1"><text:bookmark-start text:name="__RefHeading__17_894459753"/>Prozeß-Simulation mit DSCOPE<text:bookmark-end text:name="__RefHeading__17_894459753"/></text:h>
      <text:h text:style-name="P7" text:outline-level="2">Auf dem Host stand zur Programmentwicklung ein DSCOPE Debugger zur Verfügung. Interessant an DSCOPE ist die Fähigkeit, mit Hilfe von Skript-Dateien die Zielhardware zu simulieren. Während das fischertechnik-Modell eine externe Simulation von Industriehardware in Form eines vereinfachten Modells darstellt, findet bei Verwendung von DSCOPE die Simulation ausschließlich innerhalb des Host-Rechners statt. Dies wurde für die vorliegende Steuerung teilweise verwirklicht. </text:h>
      <text:h text:style-name="P7" text:outline-level="2">Die von den Prozessen „Schieber“ und „Wendeband“ angesproche Hardware wird durch die Skript-Signalfunktionen „SP_motor1“ und „SP_motor2“ perfekt simuliert. Es galt jeweils zu überlegen, worauf die Prozesse jeweils warten und welche Wirkungen sie durch ihre Ausgaben an den Digitalports bewirken. Die Prozesse „Licht“ und „Blinklicht“ bedürfen keiner Simulation, da sie keine Eingaben erwarten.</text:h>
      <text:h text:style-name="P7" text:outline-level="2">Für die Bestimmung der Helligkeitsgrenzwerte für die Lichtschranke und den Lichtsensor müssen zu den Zeiten, an denen bestimmten Code-Stellen im Prozeß „Init“ durchlaufen werden, vorgegebene Spannungen an den Eingängen der Analog/Digitalwandler anliegen, die bei der realen Hardware durch den Lichteinfall auf die Fototransistoren erzeugt werden. Kurz vor solchen Stellen werden bei der Prozeß-Simulation mit DSCOPE Breakpoints vereinbart, bei denen der Programmlauf aber nicht angehalten wird, sondern nach Ausführung von Skript-Kommandos zum Anlegen der geforderten Spannungen an <text:s/>die Analog/Digitalwandler fortgesetzt wird. Die Simulation des Einbringen eines Probepakets für die Bestimmung der Helligkeitsgrenzwerte funktioniert perfekt.</text:h>
      <text:h text:style-name="P7" text:outline-level="2">Aus Zeitmangel wurde eine Simulation des Prozesses „Förderband“ nicht mehr vollendet.</text:h>
      <text:h text:style-name="P18" text:outline-level="1"><text:bookmark-start text:name="__RefHeading__19_894459753"/>Erweiterungsmöglichkeiten<text:bookmark-end text:name="__RefHeading__19_894459753"/></text:h>
      <text:h text:style-name="P7" text:outline-level="2">Bei einer Neukonzeption des Modells könnten Schrittmotoren zum Einsatz kommen. </text:h>
      <text:h text:style-name="P7" text:outline-level="2">Die Steuerungssoftware könnte zum Ansteuerung des „alten“ seriellen fischertechnik-Interfaces für Macintosh-Rechner („http://www.bkohg.com/“) oder des „neuen“ seriellen fischertechnik-Interfaces 30402 über eine der beiden seriellen Schnittstellen des 80537 Mikrocontrollers angepaßt werden.</text:h>
      <text:h text:style-name="P7" text:outline-level="2">Die Steuerungssoftware könnte bei nur geringer oder auch ohne Modifikation des Original-Modells in größerem Maße interuptgesteuert ablaufen: <text:s/>Das Anstoßen einer Analog/Digitalwandlung könnte bei Konvertierungsende einen Interrupt auslösen. Der Not-Aus Schalter könnte einen Interrupt auslösen. Die der Weginformationen dienenden Impulsgeber wie E3 könnten interruptgesteuert bedient werden.</text:h>
      <text:h text:style-name="P7" text:outline-level="2">Das Modell könnte statt über ein Terminal nur über Schalter,Taster und Lampen vom Bediener gesteuert werden.</text:h>
      <text:h text:style-name="P7" text:outline-level="2">Es wäre interessant, die digitale gegen die analoge Verarbeitung der Lichtschranken- und Lichtsensorsignale abzuwägen, unter Variation der Lichtverhältnisse, der Sensoren und der Leuchten.</text:h>
      <text:h text:style-name="P7" text:outline-level="2">Pakete mit 4 weißen Seiten bleiben im Augenblick im System hängen und blockieren es insbesondere auf Dauer. Entweder automatisch oder auch auf Bedienerbefehl hin sollte ein Paket auch ohne Erkennung der schwarzen (Anschriften-) Seite aus der Paketwendeanlage entfernbar sein. Allerdings muß man berücksichtigen, daß aufgrund mechanischer Ungenauigkeiten auch gelegentlich eine Paketseite „übergangen“ wird, d.h. eine Paketwendung auch um 0° oder 180° erfolgen kann, so daß die Erkennung der schwarzen Seite mehr als 3 Befehle <text:s/>an die Wendeband dauern kann. </text:h>
      <text:h text:style-name="P18" text:outline-level="1"><text:bookmark-start text:name="__RefHeading__21_894459753"/>Resümee<text:bookmark-end text:name="__RefHeading__21_894459753"/></text:h>
      <text:h text:style-name="P7" text:outline-level="2">Die Steuerung der Simulation einer Paketwendeanlage ist ein interessantes Projekt für den freien Laborversuch innerhalb des Labors für Mikroprozessortechnik an der Fachhochschule Hannover. Die Simulation des Modells innerhalb des DSCOPE Debuggers war diesbezüglich noch eine Steigerung, weil hier Skript-Dateien entwickelt wurden, die ihrerseits die Hardware simulierten, die mit der Steuerungssoftware in Interaktion steht. Die klare Beschreibung der sequentiellen Vorgänge in der Anleitung zum Laborversuch sowie die analytisch vorbildliche Beschreibung des Prozeßmodells im original fischertechnik-Experimentierbuch halfen dabei, die Algorithmen schnell und fehlerfrei zu kodieren und dabei auftauchende Probleme zu erkennen und zu lösen.</text:h>
      <text:h text:style-name="P7" text:outline-level="2"/>
      <text:h text:style-name="P14" text:outline-level="1"><text:bookmark-start text:name="__RefHeading__23_894459753"/>Literaturhinweise<text:bookmark-end text:name="__RefHeading__23_894459753"/></text:h>
      <text:h text:style-name="P7" text:outline-level="2">fischertechnik „Profi Computing“ Experimentierbuch, Richard Pflaum Verlag, München, 1991</text:h>
      <text:h text:style-name="P7" text:outline-level="2">Norbert Heesel, Werner Reichstein: Mikrocontroller-Praxis, Verlag Vieweg, 2.Auflage 1996</text:h>
      <text:h text:style-name="P7" text:outline-level="2">Prof. Dr.-Ing. Hans Brümmer: Einführung in die Technik der Mikroprozessoren und Mikrocontroller, Vertrieb durch Asta FH Hannover</text:h>
      <text:h text:style-name="P7" text:outline-level="2">Beschreibung des Laborversuchs „Paketwendeanlage“, FH Hannover, Labor für Mikroprozessortechnik (4 DIN A4 Seiten)</text:h>
      <text:h text:style-name="P7" text:outline-level="2">Vorlesungsmitschrift und Umdrucke der Vorlesungen an der FH Hannover: „Handhabungstechnik 2“, „DV2“, „DV2 Prozessrechentechnik“, „Prozessrechentechnik und Automatisierungstechnik“</text:h>
      <text:h text:style-name="P7" text:outline-level="2">C-51 Compiler, Keil Elektronik GmbH, Grasbrunn, 1988-1999</text:h>
      <text:h text:style-name="P18" text:outline-level="1"><text:bookmark-start text:name="__RefHeading__25_894459753"/>Die fehlerkorregierten original „Lucky Logic“ <text:s/>Flußdiagramme<text:bookmark-end text:name="__RefHeading__25_894459753"/></text:h>
      <text:h text:style-name="P11" text:outline-level="2"><draw:frame draw:style-name="fr2" draw:name="Grafik5" text:anchor-type="as-char" svg:width="12.07cm" svg:height="11.767cm" draw:z-index="6"><draw:image xlink:href="Pictures/2000000900053EF80007816F2E8E7E02.svm" xlink:type="simple" xlink:show="embed" xlink:actuate="onLoad"/></draw:frame></text:h>
      <text:h text:style-name="P10" text:outline-level="2"><text:soft-page-break/><draw:frame draw:style-name="fr2" draw:name="Grafik6" text:anchor-type="as-char" svg:width="15.979cm" svg:height="12.901cm" draw:z-index="7"><draw:image xlink:href="Pictures/200000090008DCB3000727B9D7518CBC.svm" xlink:type="simple" xlink:show="embed" xlink:actuate="onLoad"/></draw:frame></text:h>
      <text:h text:style-name="P10" text:outline-level="2"><text:soft-page-break/><draw:frame draw:style-name="fr2" draw:name="Grafik7" text:anchor-type="as-char" svg:width="15.984cm" svg:height="11.83cm" draw:z-index="8"><draw:image xlink:href="Pictures/200000090008C7B800067FACDB3A20DE.svm" xlink:type="simple" xlink:show="embed" xlink:actuate="onLoad"/></draw:frame></text:h>
      <text:h text:style-name="P10" text:outline-level="2"><text:soft-page-break/><draw:frame draw:style-name="fr2" draw:name="Grafik8" text:anchor-type="as-char" svg:width="15.998cm" svg:height="22.703cm" draw:z-index="9"><draw:image xlink:href="Pictures/20000009000922C6000CF713FFEA042C.svm" xlink:type="simple" xlink:show="embed" xlink:actuate="onLoad"/></draw:frame></text:h>
      <text:h text:style-name="P14" text:outline-level="1"><text:bookmark-start text:name="__RefHeading__27_894459753"/>Anlage<text:bookmark-end text:name="__RefHeading__27_894459753"/></text:h>
      <text:h text:style-name="P7" text:outline-level="2">Programm-Quelltext für C-51 Compiler (auf CD)</text:h>
      <text:h text:style-name="P7" text:outline-level="2"><text:soft-page-break/>Debugger-Skript für DSCOPE (auf CD)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style:contextual-spacing="false"/>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style:letter-kerning="true" style:font-name-asian="Arial" style:font-name-complex="Arial"/>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2pt" fo:font-style="italic" style:font-name-asian="Arial" style:font-size-asian="12pt" style:font-style-asian="italic" style:font-name-complex="Arial" style:font-size-complex="12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2pt" fo:font-style="italic" style:font-size-asian="12pt" style:font-style-asian="italic" style:font-size-complex="12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size="11pt" style:font-name-asian="Arial" style:font-size-asian="11pt" style:font-name-complex="Arial" style:font-size-complex="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Arial" fo:font-size="11pt" fo:font-style="italic" style:font-name-asian="Arial" style:font-size-asian="11pt" style:font-style-asian="italic" style:font-name-complex="Arial"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size="10pt" style:font-name-asian="Arial" style:font-size-asian="10pt" style:font-name-complex="Arial" style:font-size-complex="10pt"/>
    </style:style>
    <style:style style:name="Contents_20_1" style:display-name="Contents 1" style:family="paragraph" style:parent-style-name="Standard" style:next-style-name="Standard" style:class="index">
      <style:paragraph-properties fo:margin-top="0.635cm" fo:margin-bottom="0cm" style:contextual-spacing="false">
        <style:tab-stops>
          <style:tab-stop style:position="16.002cm" style:type="right"/>
        </style:tab-stops>
      </style:paragraph-properties>
      <style:text-properties fo:text-transform="uppercase" style:font-name="Arial" fo:font-size="12pt" style:font-name-asian="Arial" style:font-size-asian="12pt" style:font-name-complex="Arial" style:font-size-complex="12pt"/>
    </style:style>
    <style:style style:name="Contents_20_2" style:display-name="Contents 2" style:family="paragraph" style:parent-style-name="Standard" style:next-style-name="Standard" style:class="index">
      <style:paragraph-properties fo:margin-left="0.494cm" fo:margin-right="0cm" fo:margin-top="0.423cm" fo:margin-bottom="0cm" style:contextual-spacing="false" fo:text-indent="0cm" style:auto-text-indent="false">
        <style:tab-stops>
          <style:tab-stop style:position="16.002cm" style:type="right"/>
        </style:tab-stops>
      </style:paragraph-properties>
      <style:text-properties fo:font-size="10pt" style:font-size-asian="10pt" style:font-size-complex="10pt"/>
    </style:style>
    <style:style style:name="Contents_20_3" style:display-name="Contents 3" style:family="paragraph" style:parent-style-name="Standard" style:next-style-name="Standard" style:class="index">
      <style:paragraph-properties fo:margin-left="0.988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4" style:display-name="Contents 4" style:family="paragraph" style:parent-style-name="Standard" style:next-style-name="Standard" style:class="index">
      <style:paragraph-properties fo:margin-left="1.482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5" style:display-name="Contents 5" style:family="paragraph" style:parent-style-name="Standard" style:next-style-name="Standard" style:class="index">
      <style:paragraph-properties fo:margin-left="1.976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6" style:display-name="Contents 6" style:family="paragraph" style:parent-style-name="Standard" style:next-style-name="Standard" style:class="index">
      <style:paragraph-properties fo:margin-left="2.469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7" style:display-name="Contents 7" style:family="paragraph" style:parent-style-name="Standard" style:next-style-name="Standard" style:class="index">
      <style:paragraph-properties fo:margin-left="2.963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8" style:display-name="Contents 8" style:family="paragraph" style:parent-style-name="Standard" style:next-style-name="Standard" style:class="index">
      <style:paragraph-properties fo:margin-left="3.457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9" style:display-name="Contents 9" style:family="paragraph" style:parent-style-name="Standard" style:next-style-name="Standard" style:class="index">
      <style:paragraph-properties fo:margin-left="3.951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hhochschule Hannover						Versuch Nr. 2</dc:title>
    <meta:initial-creator>root</meta:initial-creator>
    <meta:creation-date>1999-03-18T08:23:00</meta:creation-date>
    <dc:date>2015-02-27T06:58:59.25</dc:date>
    <meta:print-date>1999-11-26T12:27:00</meta:print-date>
    <meta:editing-cycles>81</meta:editing-cycles>
    <meta:editing-duration>PT23H13M</meta:editing-duration>
    <meta:generator>LibreOffice/3.6$Windows_x86 LibreOffice_project/e183d5b-f8ccaf6-3804794-95b4be8-895629</meta:generator>
    <meta:document-statistic meta:table-count="0" meta:image-count="8" meta:object-count="0" meta:page-count="26" meta:paragraph-count="130" meta:word-count="3218" meta:character-count="24817" meta:non-whitespace-character-count="21682"/>
    <meta:user-defined meta:name="Info 1"/>
    <meta:user-defined meta:name="Info 2"/>
    <meta:user-defined meta:name="Info 3"/>
    <meta:user-defined meta:name="Info 4"/>
  </office:meta>
</office:document-meta>
</file>